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2e6b"/>
    </style:style>
    <style:style style:name="P2" style:family="paragraph" style:parent-style-name="Standard">
      <style:paragraph-properties fo:text-align="center" style:justify-single-word="false"/>
      <style:text-properties officeooo:paragraph-rsid="00207272"/>
    </style:style>
    <style:style style:name="P3" style:family="paragraph" style:parent-style-name="Standard">
      <style:paragraph-properties fo:text-align="start" style:justify-single-word="false"/>
      <style:text-properties officeooo:rsid="002260b7" officeooo:paragraph-rsid="002260b7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2045c2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officeooo:rsid="00207272" officeooo:paragraph-rsid="00207272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207272" officeooo:paragraph-rsid="00207272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" officeooo:rsid="00214f67" officeooo:paragraph-rsid="00214f67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214f67" officeooo:paragraph-rsid="00214f67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14f67" officeooo:paragraph-rsid="002260b7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21d5e2" officeooo:paragraph-rsid="00214f67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21d5e2" officeooo:paragraph-rsid="002260b7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045c2" officeooo:paragraph-rsid="00207272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14f67" officeooo:paragraph-rsid="002260b7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260b7" officeooo:paragraph-rsid="002260b7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"/>
    </style:style>
    <style:style style:name="T3" style:family="text">
      <style:text-properties style:text-position="super 58%" officeooo:rsid="0024c6b1"/>
    </style:style>
    <style:style style:name="T4" style:family="text">
      <style:text-properties officeooo:rsid="002045c2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045c2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045c2"/>
    </style:style>
    <style:style style:name="T9" style:family="text">
      <style:text-properties style:font-name="Liberation Serif" officeooo:rsid="00207272"/>
    </style:style>
    <style:style style:name="T10" style:family="text">
      <style:text-properties style:font-name="Liberation Serif" officeooo:rsid="0021d5e2"/>
    </style:style>
    <style:style style:name="T11" style:family="text">
      <style:text-properties officeooo:rsid="00207272"/>
    </style:style>
    <style:style style:name="T12" style:family="text">
      <style:text-properties officeooo:rsid="0024c6b1"/>
    </style:style>
    <style:style style:name="T13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4" style:data-style-name="N0">5.04</text:variable-set>: <text:span text:style-name="T4">Forces on Inclined Planes</text:span></text:p>
      <text:list xml:id="list5621023045641963929" text:style-name="L1">
        <text:list-item>
          <text:p text:style-name="P4"><text:span text:style-name="T4">A 12 kg box sits a frictionless 10</text:span><text:span text:style-name="T6">°</text:span><text:span text:style-name="T8"> incline. <text:s/></text:span></text:p>
          <text:list>
            <text:list-item>
              <text:p text:style-name="P5">Draw a diagram of the situation: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80712663822190" text:continue-numbering="true" text:style-name="L1">
        <text:list-item>
          <text:list>
            <text:list-item>
              <text:p text:style-name="P5">What is the force of gravity acting on the box?</text:p>
            </text:list-item>
          </text:list>
        </text:list-item>
      </text:list>
      <text:p text:style-name="P6"/>
      <text:p text:style-name="P6"/>
      <text:p text:style-name="P6"/>
      <text:list xml:id="list80712305041420" text:continue-numbering="true" text:style-name="L1">
        <text:list-item>
          <text:list>
            <text:list-item>
              <text:p text:style-name="P5">What is the perpendicular component force of gravity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80713946908378" text:continue-numbering="true" text:style-name="L1">
        <text:list-item>
          <text:list>
            <text:list-item>
              <text:p text:style-name="P5">What is the parallel component force of gravity? 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80713861007357" text:continue-numbering="true" text:style-name="L1">
        <text:list-item>
          <text:list>
            <text:list-item>
              <text:p text:style-name="P5">What is the acceleration of the box? </text:p>
            </text:list-item>
          </text:list>
        </text:list-item>
      </text:list>
      <text:p text:style-name="P6"/>
      <text:p text:style-name="P6"/>
      <text:p text:style-name="P6"/>
      <text:p text:style-name="P2"/>
      <text:list xml:id="list80713104337354" text:continue-numbering="true" text:style-name="L1">
        <text:list-item>
          <text:p text:style-name="P12">A <text:span text:style-name="T11">5</text:span> kg box sits a<text:span text:style-name="T11">t rest on a </text:span><text:s/><text:span text:style-name="T11">25</text:span><text:span text:style-name="T5">°</text:span><text:span text:style-name="T7"> </text:span><text:span text:style-name="T9">inclined plane. </text:span></text:p>
          <text:list>
            <text:list-item>
              <text:p text:style-name="P5">Draw a diagram of the situation: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80713523186148" text:continue-numbering="true" text:style-name="L1">
        <text:list-item>
          <text:list>
            <text:list-item>
              <text:p text:style-name="P5">What is the normal force, and in what direction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80712807504863" text:continue-numbering="true" text:style-name="L1">
        <text:list-item>
          <text:list>
            <text:list-item>
              <text:p text:style-name="P5">What is the force of friction and in what direction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80711967785025" text:continue-numbering="true" text:style-name="L1">
        <text:list-item>
          <text:p text:style-name="P7"><text:soft-page-break/>A 750 kg car drives up a hill at a constant speed. </text:p>
          <text:list>
            <text:list-item>
              <text:p text:style-name="P7">What is the normal force acting on the car? 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80713762616825" text:continue-numbering="true" text:style-name="L1">
        <text:list-item>
          <text:list>
            <text:list-item>
              <text:p text:style-name="P7">How much force must the engine provide? </text:p>
            </text:list-item>
          </text:list>
        </text:list-item>
      </text:list>
      <text:p text:style-name="P8"/>
      <text:p text:style-name="P8"/>
      <text:p text:style-name="P10"/>
      <text:p text:style-name="P10"/>
      <text:list xml:id="list80714055759410" text:continue-numbering="true" text:style-name="L1">
        <text:list-item>
          <text:p text:style-name="P14">A 95 kg skier accelerates from rest down a frictionless slope that is inclined at <text:s/>37<text:span text:style-name="T5">°</text:span>. </text:p>
          <text:list>
            <text:list-item>
              <text:p text:style-name="P14">What are the parallel and perpendicular components of the gravitational force?</text:p>
            </text:list-item>
          </text:list>
        </text:list-item>
      </text:list>
      <text:p text:style-name="P3"/>
      <text:p text:style-name="P3"/>
      <text:p text:style-name="P3"/>
      <text:list xml:id="list80712043533745" text:continue-numbering="true" text:style-name="L1">
        <text:list-item>
          <text:list>
            <text:list-item>
              <text:p text:style-name="P14">How far does the skier travel in the first 3 seconds?</text:p>
            </text:list-item>
          </text:list>
        </text:list-item>
      </text:list>
      <text:p text:style-name="P3"/>
      <text:p text:style-name="P3"/>
      <text:p text:style-name="P3"/>
      <text:list xml:id="list80712085839333" text:continue-numbering="true" text:style-name="L1">
        <text:list-item>
          <text:list>
            <text:list-item>
              <text:p text:style-name="P14">What is the skier’s speed after the first 3 seconds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9"/>
      <text:list xml:id="list80711965339132" text:continue-numbering="true" text:style-name="L1">
        <text:list-item>
          <text:p text:style-name="P13"><text:span text:style-name="T7">A 1000 kg car accelerates up a hill at a rate of 2 m/s</text:span><text:span text:style-name="T2">2</text:span><text:span text:style-name="T7">. <text:s/></text:span><text:span text:style-name="T10">The engine delivers a force of 11475N. What is the angle of the hill?</text:span></text:p>
        </text:list-item>
      </text:list>
      <text:p text:style-name="P11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4c6b1"/>
    </style:style>
    <style:style style:name="MT2" style:family="text">
      <style:text-properties style:text-position="super 58%" officeooo:rsid="0024c6b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8-12-04T08:07:11.899787415" text:date-adjust="PT24H00M00S">12/05/18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1</text:page-number>/<text:page-count>2</text:page-count><text:tab/>Assignment <text:variable-get text:name="Assignment" style:data-style-name="N0">5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7:35:47.009480544</meta:creation-date>
    <meta:editing-duration>PT24M1S</meta:editing-duration>
    <meta:editing-cycles>9</meta:editing-cycles>
    <meta:generator>LibreOffice/5.2.7.2$Linux_X86_64 LibreOffice_project/20$Build-2</meta:generator>
    <dc:date>2018-12-04T08:07:11.815914548</dc:date>
    <meta:document-statistic meta:table-count="0" meta:image-count="2" meta:object-count="0" meta:page-count="2" meta:paragraph-count="21" meta:word-count="221" meta:character-count="1140" meta:non-whitespace-character-count="912"/>
  </office:meta>
</office:document-meta>
</file>